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Do not use regular phone for sensitive calls Do not use regular phone for sensitive SMS messages Use a code if necessary Encrypt your phone Don’t store sensitive information on phone Regularly erase call records, messages, photos etc. Back up your phone Don’t leave your SIM card at the repair shop with your phone Only use trusted repair shops/ dealers Delete data from phone before handing on Don’t hand on SIM card or memory card Use ObscuraCam for sensitive photos Leave phones in different room when having sensitive meetings Don’t have sensitive phone calls in public place Always keep your phone with you Keep your phone locked Always change codes from default settings Mark your phone, battery and SIM card Use tamper-proof security tape Get your phone unlocked Write down your IMEI number Think carefully whether or not you should register your phone Regularly update software Never accept unexpected programmes Only connect phone to malware-free computer Only give location permissions to apps you trust Disable or uninstall applications you don’t use Avoid WIFI that is not password protected Keep WIFI, Bluetooth and Infrared off when not in use Only use WIFI, Bluetooth and Infrared in trusted locations For burner phones Use unregistered pre-paid phone, paid for with cash Use unregistered pre-paid SIM, paid for with cash Do not reuse phone or SIM card for different contacts Do not turn on when with your regular phone Do not turn on in location associated with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